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bookmark text:name="anonymous_element_17"/><text:span text:style-name="T1">tarea para viernes 9 de febrero</text:span> </text:h>
      <text:p text:style-name="Text_20_body">Entregar al principio de la clase su borrador y versión final del parrafo numero uno. Pueden ir al Spanish Lab para revisar y mejorar su trabajo. Acuerdese de dar crédito al final si recibío ayuda del Spanish Lab o de alguien mas.</text:p>
      <text:p text:style-name="Text_20_body">No habrá mas tarea para este dia pues realizaremos un análisis visual en clas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7:15:01.822757000</meta:creation-date>
    <dc:date>2018-02-03T17:15:23.469653000</dc:date>
    <meta:editing-duration>PT22S</meta:editing-duration>
    <meta:editing-cycles>1</meta:editing-cycles>
    <meta:document-statistic meta:table-count="0" meta:image-count="0" meta:object-count="0" meta:page-count="1" meta:paragraph-count="3" meta:word-count="62" meta:character-count="341" meta:non-whitespace-character-count="281"/>
    <meta:generator>LibreOffice/5.2.5.1$MacOSX_X86_64 LibreOffice_project/0312e1a284a7d50ca85a365c316c7abbf20a4d22</meta:generator>
  </office:meta>
</office:document-meta>
</file>